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98000002BEA2589F8D47017F64.png" manifest:media-type="image/png"/>
  <manifest:file-entry manifest:full-path="Pictures/1000020100000498000002BEE50C98A1837F136E.png" manifest:media-type="image/png"/>
  <manifest:file-entry manifest:full-path="Pictures/1000020100000498000002BE771CCBF459F6A47F.png" manifest:media-type="image/png"/>
  <manifest:file-entry manifest:full-path="Pictures/1000000000000491000002BE7E9CBFE231CE32AF.png" manifest:media-type="image/png"/>
  <manifest:file-entry manifest:full-path="Pictures/1000020100000498000002BE8F0D87A0BE21A68D.png" manifest:media-type="image/png"/>
  <manifest:file-entry manifest:full-path="Pictures/10000201000001D0000001C7E965F5AAFDD127B2.png" manifest:media-type="image/png"/>
  <manifest:file-entry manifest:full-path="Pictures/10000000000004CA0000033B93345C311B92F233.png" manifest:media-type="image/png"/>
  <manifest:file-entry manifest:full-path="Pictures/1000020100000260000000EDC1954A50E3CF0D50.png" manifest:media-type="image/png"/>
  <manifest:file-entry manifest:full-path="Pictures/10000201000002500000009B6C56BDC4165B9FD4.png" manifest:media-type="image/png"/>
  <manifest:file-entry manifest:full-path="Pictures/1000020100000498000002BE7E9D82DCBB625243.png" manifest:media-type="image/png"/>
  <manifest:file-entry manifest:full-path="Pictures/1000020100000256000001D1CD8C62B51AE42657.png" manifest:media-type="image/png"/>
  <manifest:file-entry manifest:full-path="Pictures/100002010000025600000242A8CEE7582ED214F2.png" manifest:media-type="image/png"/>
  <manifest:file-entry manifest:full-path="Pictures/1000020100000491000002BE4680305851926DCE.png" manifest:media-type="image/png"/>
  <manifest:file-entry manifest:full-path="Pictures/10000201000004CA0000033BD1FF35BCE6B602A4.png" manifest:media-type="image/png"/>
  <manifest:file-entry manifest:full-path="Pictures/1000020100000256000001D18BF94CD7B6C84C29.png" manifest:media-type="image/png"/>
  <manifest:file-entry manifest:full-path="Pictures/1000020100000487000001C5CAA61E3BCCE3B8BB.png" manifest:media-type="image/png"/>
  <manifest:file-entry manifest:full-path="Pictures/10000201000002120000024E20C90B0616F9A9C1.png" manifest:media-type="image/png"/>
  <manifest:file-entry manifest:full-path="Pictures/1000000000000CEC000009B1DBB261B62DB9ED98.png" manifest:media-type="image/png"/>
  <manifest:file-entry manifest:full-path="Pictures/1000020100000498000002BE9EFCADD5E2FEA3F4.png" manifest:media-type="image/png"/>
  <manifest:file-entry manifest:full-path="Pictures/10000201000002500000009B471A4634EE9FD075.png" manifest:media-type="image/png"/>
  <manifest:file-entry manifest:full-path="Pictures/100000000000033C000001BF19D6AEE9009AC526.png" manifest:media-type="image/png"/>
  <manifest:file-entry manifest:full-path="Pictures/10000000000000F90000007EB9E824EC32A12915.png" manifest:media-type="image/png"/>
  <manifest:file-entry manifest:full-path="Pictures/10000201000002560000008AAEA2A9F2F628925F.png" manifest:media-type="image/png"/>
  <manifest:file-entry manifest:full-path="Pictures/1000020100000491000002BE7DDF1E7F37D9F69E.png" manifest:media-type="image/png"/>
  <manifest:file-entry manifest:full-path="Pictures/10000201000002560000008AC39749883C7394EC.png" manifest:media-type="image/png"/>
  <manifest:file-entry manifest:full-path="Pictures/10000201000002560000008A192614C51AA2136C.png" manifest:media-type="image/png"/>
  <manifest:file-entry manifest:full-path="Pictures/1000000000000498000002BEF289B01C41C84499.png" manifest:media-type="image/png"/>
  <manifest:file-entry manifest:full-path="Pictures/10000201000002560000008AD9AB9EA64E33BCED.png" manifest:media-type="image/png"/>
  <manifest:file-entry manifest:full-path="Pictures/10000201000002500000009BB215D2A56EBC1F3E.png" manifest:media-type="image/png"/>
  <manifest:file-entry manifest:full-path="Pictures/1000020100000498000002BE778B92EC6513760B.png" manifest:media-type="image/png"/>
  <manifest:file-entry manifest:full-path="Pictures/10000201000002500000009B5D1C6F82709D77C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000000" draw:fill="solid" draw:fill-color="#eeeeee" draw:textarea-horizontal-align="left" draw:auto-grow-height="true" draw:auto-grow-width="true" fo:min-height="0.712cm" fo:min-width="6.763cm" draw:shadow="visibl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618cm"/>
    </style:style>
    <style:style style:name="gr8" style:family="graphic" style:parent-style-name="standard">
      <style:graphic-properties draw:stroke="solid" svg:stroke-color="#000000" draw:fill="solid" draw:fill-color="#dddddd" draw:textarea-horizontal-align="left" draw:auto-grow-height="true" draw:auto-grow-width="true" fo:min-height="0.712cm" fo:min-width="2.957cm"/>
    </style:style>
    <style:style style:name="gr9" style:family="graphic" style:parent-style-name="standard">
      <style:graphic-properties draw:stroke="solid" svg:stroke-color="#000000" draw:fill="solid" draw:fill-color="#dddddd" draw:textarea-horizontal-align="center" draw:textarea-vertical-align="middle" draw:auto-grow-height="true" draw:auto-grow-width="true" fo:min-height="0.712cm" fo:min-width="0.891cm"/>
    </style:style>
    <style:style style:name="gr10" style:family="graphic" style:parent-style-name="standard">
      <style:graphic-properties draw:stroke="solid" svg:stroke-color="#000000" draw:fill="solid" draw:fill-color="#dddddd" draw:textarea-horizontal-align="left" draw:auto-grow-height="true" draw:auto-grow-width="false" fo:min-height="0.75cm" fo:min-width="0cm"/>
    </style:style>
    <style:style style:name="gr11" style:family="graphic" style:parent-style-name="objectwithoutfill">
      <style:graphic-properties draw:marker-end="Arrow" draw:marker-end-width="0.3cm" draw:fill="none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74cm" fo:min-width="4.874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4.25cm" fo:min-width="6.9cm"/>
    </style:style>
    <style:style style:name="gr14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5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16" style:family="graphic" style:parent-style-name="standard">
      <style:graphic-properties draw:stroke="solid" svg:stroke-color="#000000" draw:fill="solid" draw:fill-color="#cccccc" fo:min-height="0.75cm"/>
    </style:style>
    <style:style style:name="gr17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196cm"/>
    </style:style>
    <style:style style:name="gr18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896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.75cm" fo:min-width="11.3cm" draw:shadow="visible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0.95cm" fo:min-width="10.9cm" draw:shadow="hidden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018cm" draw:marker-start-width="0.227cm" draw:marker-end-width="0.227cm" draw:fill="solid" draw:fill-color="#dddddd" draw:textarea-horizontal-align="left" draw:textarea-vertical-align="middle" fo:min-height="1.991cm" fo:padding-top="0.134cm" fo:padding-bottom="0.134cm" fo:padding-left="0.259cm" fo:padding-right="0.259cm"/>
    </style:style>
    <style:style style:name="gr23" style:family="graphic" style:parent-style-name="standard">
      <style:graphic-properties draw:stroke="solid" draw:fill="solid" draw:fill-color="#dddddd" fo:min-height="5.776cm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0.458cm" fo:min-width="2.188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0.75cm" fo:min-width="3.4cm" draw:shadow="hidden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hidden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0.74cm" fo:min-width="2.612cm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visible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75cm" fo:min-width="2.565cm" draw:shadow="hidden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0.35cm" fo:min-width="2.565cm" draw:shadow="hidden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1.25cm" fo:min-width="3.9cm" draw:shadow="hidden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0.75cm" fo:min-width="2.763cm" draw:shadow="hidden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0.35cm" fo:min-width="2.763cm" draw:shadow="hidden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1.25cm" fo:min-width="1.9cm" draw:shadow="hidden"/>
    </style:style>
    <style:style style:name="gr35" style:family="graphic" style:parent-style-name="standard">
      <style:graphic-properties draw:fill-color="#dddddd" draw:textarea-horizontal-align="justify" draw:textarea-vertical-align="middle" draw:auto-grow-height="false" fo:min-height="1.25cm" fo:min-width="2.1cm" draw:shadow="hidden"/>
    </style:style>
    <style:style style:name="gr36" style:family="graphic" style:parent-style-name="objectwithoutfill">
      <style:graphic-properties svg:stroke-color="#000000" draw:marker-end="Triangle_20_unfilled" draw:marker-end-width="0.5cm" draw:fill="none"/>
    </style:style>
    <style:style style:name="gr37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t_20_sans_20_remplissage_20_et_20_sans_20_lig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_5f_1">
      <style:graphic-properties draw:stroke="none" draw:fill-color="#dddddd" draw:textarea-horizontal-align="justify" draw:textarea-vertical-align="middle" draw:auto-grow-height="false" fo:min-height="13.15cm" fo:min-width="25cm" draw:shadow="visib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978cm" fo:min-width="17.345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4.978cm" fo:min-width="16.109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45cm" fo:min-width="19.059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556cm" fo:min-width="17.777cm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10.411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45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r4" style:family="presentation" style:parent-style-name="Inspiration-title">
      <style:graphic-properties fo:min-height="2.533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="solid" draw:fill-color="#eeeee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dddddd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-color="#eeeee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6" style:family="paragraph">
      <loext:graphic-properties draw:fill="solid" draw:fill-color="#cccccc"/>
    </style:style>
    <style:style style:name="P17" style:family="paragraph">
      <loext:graphic-properties draw:fill="solid" draw:fill-color="#dddddd" draw:opacity="50%"/>
    </style:style>
    <style:style style:name="P18" style:family="paragraph">
      <loext:graphic-properties draw:fill-color="#ffffff"/>
      <style:text-properties fo:font-size="29.3999996185303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cccccc"/>
      <style:text-properties fo:font-size="18pt"/>
    </style:style>
    <style:style style:name="P21" style:family="paragraph">
      <loext:graphic-properties draw:fill-color="#dddddd"/>
      <style:paragraph-properties fo:text-align="center"/>
      <style:text-properties fo:font-size="18pt"/>
    </style:style>
    <style:style style:name="P22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23" style:family="paragraph">
      <style:paragraph-properties fo:text-align="start"/>
    </style:style>
    <style:style style:name="P24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loext:graphic-properties draw:fill="solid" draw:fill-color="#dddddd"/>
      <style:paragraph-properties fo:text-align="start"/>
      <style:text-properties style:font-name="Liberation Mono1" fo:font-size="7pt" style:font-name-asian="Liberation Mono1" style:font-size-asian="7pt" style:font-name-complex="Liberation Mono1" style:font-size-complex="7pt"/>
    </style:style>
    <style:style style:name="P27" style:family="paragraph">
      <style:text-properties fo:font-size="28pt" style:font-size-asian="28pt" style:font-size-complex="28pt"/>
    </style:style>
    <style:style style:name="P28" style:family="paragraph">
      <loext:graphic-properties draw:fill-color="#dddddd"/>
      <style:paragraph-properties fo:text-align="start"/>
    </style:style>
    <style:style style:name="P29" style:family="paragraph">
      <loext:graphic-properties draw:fill="none" draw:fill-color="#ffffff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Liberation Mono1" fo:font-size="7pt" style:font-name-asian="Liberation Mono1" style:font-size-asian="7pt" style:font-name-complex="Liberation Mono1" style:font-size-complex="7pt"/>
    </style:style>
    <style:style style:name="T11" style:family="text">
      <style:text-properties style:font-name="Liberation Mono1" fo:font-size="7pt" fo:font-weight="bold" style:font-name-asian="Liberation Mono1" style:font-size-asian="7pt" style:font-weight-asian="bold" style:font-name-complex="Liberation Mono1" style:font-size-complex="7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40" draw:id="id40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7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cois BAN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Indexation automatique d’image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de la banque d’images Standford Dogs Dataset</text:span></text:p>
          </draw:text-box>
        </draw:frame>
        <anim:par presentation:node-type="timing-root">
          <anim:par smil:begin="id4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41" draw:id="id4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roblem classification type</text:p>
          </draw:text-box>
        </draw:frame>
        <draw:frame draw:style-name="gr5" draw:text-style-name="P7" draw:layer="layout" svg:width="7.263cm" svg:height="0.962cm" svg:x="10.9cm" svg:y="18.366cm">
          <draw:text-box>
            <text:p>Multi-class classification</text:p>
          </draw:text-box>
        </draw:frame>
        <draw:frame draw:style-name="gr6" draw:text-style-name="P8" draw:layer="layout" svg:width="4cm" svg:height="4cm" svg:x="11cm" svg:y="4.6cm">
          <draw:image xlink:href="Pictures/10000201000002120000024E20C90B0616F9A9C1.png" xlink:type="simple" xlink:show="embed" xlink:actuate="onLoad">
            <text:p/>
          </draw:image>
        </draw:frame>
        <draw:frame draw:style-name="gr7" draw:text-style-name="P9" xml:id="id1" draw:id="id1" draw:layer="layout" svg:width="3.118cm" svg:height="0.962cm" svg:x="5.6cm" svg:y="10.8cm">
          <draw:text-box>
            <text:p>Yorkshire</text:p>
          </draw:text-box>
        </draw:frame>
        <draw:frame draw:style-name="gr8" draw:text-style-name="P9" xml:id="id2" draw:id="id2" draw:layer="layout" svg:width="3.457cm" svg:height="0.962cm" svg:x="9.682cm" svg:y="10.8cm">
          <draw:text-box>
            <text:p>Doberman</text:p>
          </draw:text-box>
        </draw:frame>
        <draw:frame draw:style-name="gr9" draw:text-style-name="P11" xml:id="id3" draw:id="id3" draw:layer="layout" svg:width="1.391cm" svg:height="0.962cm" svg:x="15.783cm" svg:y="10.8cm">
          <draw:text-box>
            <text:p text:style-name="P10">. . .</text:p>
          </draw:text-box>
        </draw:frame>
        <draw:frame draw:style-name="gr10" draw:text-style-name="P9" xml:id="id4" draw:id="id4" draw:layer="layout" svg:width="4.716cm" svg:height="1cm" svg:x="20.284cm" svg:y="10.8cm">
          <draw:text-box>
            <text:p>Saint_Bernard</text:p>
          </draw:text-box>
        </draw:frame>
        <draw:connector draw:style-name="gr11" draw:text-style-name="P8" draw:layer="layout" draw:type="lines" svg:x1="13cm" svg:y1="8.6cm" svg:x2="7.159cm" svg:y2="10.8cm" draw:end-shape="id1" draw:end-glue-point="0" svg:d="M13000 8600l-5841 1699v501" svg:viewBox="0 0 5842 2201">
          <text:p/>
        </draw:connector>
        <draw:connector draw:style-name="gr11" draw:text-style-name="P8" draw:layer="layout" draw:type="lines" svg:x1="13cm" svg:y1="8.6cm" svg:x2="11.41cm" svg:y2="10.8cm" draw:end-shape="id2" svg:d="M13000 8600l-1590 1699v501" svg:viewBox="0 0 1591 2201">
          <text:p/>
        </draw:connector>
        <draw:connector draw:style-name="gr11" draw:text-style-name="P8" draw:layer="layout" draw:type="lines" svg:x1="13cm" svg:y1="8.6cm" svg:x2="16.478cm" svg:y2="10.8cm" draw:end-shape="id3" draw:end-glue-point="0" svg:d="M13000 8600l3478 1699v501" svg:viewBox="0 0 3479 2201">
          <text:p/>
        </draw:connector>
        <draw:connector draw:style-name="gr11" draw:text-style-name="P8" draw:layer="layout" draw:type="lines" svg:x1="13cm" svg:y1="8.6cm" svg:x2="22.642cm" svg:y2="10.8cm" draw:end-shape="id4" draw:end-glue-point="0" svg:d="M13000 8600l9642 1699v501" svg:viewBox="0 0 9643 2201">
          <text:p/>
        </draw:connector>
        <draw:custom-shape draw:style-name="gr12" draw:text-style-name="P12" xml:id="id5" draw:id="id5" draw:layer="layout" svg:width="7.6cm" svg:height="1.4cm" svg:x="10.8cm" svg:y="14cm">
          <text:p text:style-name="P10">Image class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svg:x1="7.159cm" svg:y1="11.762cm" svg:x2="14.6cm" svg:y2="14cm" draw:start-shape="id1" draw:start-glue-point="2" draw:end-shape="id5" draw:end-glue-point="4" svg:d="M7159 11762v1119h7441v1119" svg:viewBox="0 0 7442 2239">
          <text:p/>
        </draw:connector>
        <draw:connector draw:style-name="gr11" draw:text-style-name="P8" draw:layer="layout" svg:x1="11.41cm" svg:y1="11.762cm" svg:x2="14.6cm" svg:y2="14cm" draw:start-shape="id2" draw:start-glue-point="2" draw:end-shape="id5" draw:end-glue-point="4" svg:d="M11410 11762v1119h3190v1119" svg:viewBox="0 0 3191 2239">
          <text:p/>
        </draw:connector>
        <draw:connector draw:style-name="gr11" draw:text-style-name="P8" draw:layer="layout" svg:x1="16.478cm" svg:y1="11.762cm" svg:x2="14.6cm" svg:y2="14cm" draw:start-shape="id3" draw:start-glue-point="2" draw:end-shape="id5" svg:d="M16478 11762v1119h-1878v1119" svg:viewBox="0 0 1879 2239">
          <text:p/>
        </draw:connector>
        <draw:connector draw:style-name="gr11" draw:text-style-name="P8" draw:layer="layout" svg:x1="22.642cm" svg:y1="11.8cm" svg:x2="14.6cm" svg:y2="14cm" draw:start-shape="id4" draw:start-glue-point="2" draw:end-shape="id5" draw:end-glue-point="4" svg:d="M22642 11800v1100h-8042v1100" svg:viewBox="0 0 8043 2201">
          <text:p/>
        </draw:connector>
        <draw:frame draw:style-name="gr7" draw:text-style-name="P9" xml:id="id6" draw:id="id6" draw:layer="layout" svg:width="3.118cm" svg:height="0.962cm" svg:x="13.041cm" svg:y="16.6cm">
          <draw:text-box>
            <text:p>Yorkshire</text:p>
          </draw:text-box>
        </draw:frame>
        <draw:connector draw:style-name="gr11" draw:text-style-name="P8" draw:layer="layout" draw:type="line" svg:x1="14.6cm" svg:y1="15.4cm" svg:x2="14.6cm" svg:y2="16.6cm" draw:start-shape="id5" draw:start-glue-point="8" draw:end-shape="id6" draw:end-glue-point="0" svg:d="M14600 15400v1200" svg:viewBox="0 0 1 1201">
          <text:p/>
        </draw:connector>
        <anim:par presentation:node-type="timing-root">
          <anim:par smil:begin="id4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42" draw:id="id4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14" draw:id="id14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7" draw:id="id7" draw:layer="layout" svg:width="5.6cm" svg:height="1.4cm" svg:x="2.2cm" svg:y="5.5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8" draw:id="id8" draw:layer="layout" svg:width="5.6cm" svg:height="1.4cm" svg:x="2.2cm" svg:y="7.901cm">
          <text:p text:style-name="P10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9" draw:id="id9" draw:layer="layout" svg:width="5.6cm" svg:height="1.4cm" svg:x="2.2cm" svg:y="10.302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0" draw:id="id10" draw:layer="layout" svg:width="5.6cm" svg:height="1.4cm" svg:x="2.2cm" svg:y="12.603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1" draw:id="id11" draw:layer="layout" svg:width="5.6cm" svg:height="1.4cm" svg:x="2.2cm" svg:y="1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2" draw:id="id12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6.9cm" svg:x2="5cm" svg:y2="7.901cm" draw:start-shape="id7" draw:start-glue-point="8" draw:end-shape="id8" draw:end-glue-point="4" svg:d="M5000 6900v1001" svg:viewBox="0 0 1 1002">
          <text:p/>
        </draw:connector>
        <draw:connector draw:style-name="gr11" draw:text-style-name="P8" draw:layer="layout" draw:type="line" svg:x1="5cm" svg:y1="9.301cm" svg:x2="5cm" svg:y2="10.302cm" draw:start-shape="id8" draw:start-glue-point="8" draw:end-shape="id9" draw:end-glue-point="4" svg:d="M5000 9301v1001" svg:viewBox="0 0 1 1002">
          <text:p/>
        </draw:connector>
        <draw:connector draw:style-name="gr11" draw:text-style-name="P8" draw:layer="layout" draw:type="line" svg:x1="5cm" svg:y1="11.702cm" svg:x2="5cm" svg:y2="12.603cm" draw:start-shape="id9" draw:start-glue-point="8" draw:end-shape="id10" draw:end-glue-point="4" svg:d="M5000 11702v901" svg:viewBox="0 0 1 902">
          <text:p/>
        </draw:connector>
        <draw:connector draw:style-name="gr11" draw:text-style-name="P8" draw:layer="layout" draw:type="line" svg:x1="5cm" svg:y1="14.003cm" svg:x2="5cm" svg:y2="14.904cm" draw:start-shape="id10" draw:start-glue-point="8" draw:end-shape="id11" draw:end-glue-point="4" svg:d="M5000 14003v901" svg:viewBox="0 0 1 902">
          <text:p/>
        </draw:connector>
        <draw:connector draw:style-name="gr11" draw:text-style-name="P8" draw:layer="layout" draw:type="line" svg:x1="5cm" svg:y1="16.304cm" svg:x2="5cm" svg:y2="17.405cm" draw:start-shape="id11" draw:start-glue-point="8" draw:end-shape="id12" draw:end-glue-point="4" svg:d="M5000 16304v1101" svg:viewBox="0 0 1 1102">
          <text:p/>
        </draw:connector>
        <draw:frame draw:style-name="gr6" draw:text-style-name="P8" xml:id="id13" draw:id="id13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15" draw:id="id15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13" draw:start-glue-point="0" draw:end-shape="id14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14" draw:start-glue-point="2" draw:end-shape="id15" svg:d="M5000 19200v501h9150v-1701" svg:viewBox="0 0 9151 1702">
          <text:p/>
        </draw:connector>
        <draw:frame draw:style-name="gr16" draw:text-style-name="P16" draw:layer="layout" svg:width="8.6cm" svg:height="1cm" svg:x="17.2cm" svg:y="6cm">
          <draw:text-box>
            <text:p>Breed : Yorkshire terrier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43" draw:id="id43">
        <office:forms form:automatic-focus="false" form:apply-design-mode="false"/>
        <draw:frame presentation:style-name="pr1" draw:layer="layout" svg:width="20cm" svg:height="2cm" svg:x="1.381cm" svg:y="1.6cm" presentation:class="title" presentation:user-transformed="true">
          <draw:text-box>
            <text:p>Features extraction with SIFT</text:p>
          </draw:text-box>
        </draw:frame>
        <draw:frame draw:style-name="gr6" draw:text-style-name="P8" draw:layer="layout" svg:width="25.655cm" svg:height="10.8cm" svg:x="0.895cm" svg:y="6cm">
          <draw:image xlink:href="Pictures/1000020100000260000000EDC1954A50E3CF0D50.png" xlink:type="simple" xlink:show="embed" xlink:actuate="onLoad">
            <text:p/>
          </draw:image>
        </draw:frame>
        <draw:frame draw:style-name="gr17" draw:text-style-name="P17" draw:layer="layout" svg:width="4.696cm" svg:height="0.962cm" svg:x="5.304cm" svg:y="17cm">
          <draw:text-box>
            <text:p>405 key points</text:p>
          </draw:text-box>
        </draw:frame>
        <draw:frame draw:style-name="gr18" draw:text-style-name="P17" draw:layer="layout" svg:width="5.396cm" svg:height="0.962cm" svg:x="18.404cm" svg:y="17cm">
          <draw:text-box>
            <text:p>1881 key points</text:p>
          </draw:text-box>
        </draw:frame>
        <anim:par presentation:node-type="timing-root">
          <anim:par smil:begin="id4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44" draw:id="id4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Key points matching</text:p>
          </draw:text-box>
        </draw:frame>
        <draw:frame draw:style-name="gr6" draw:text-style-name="P8" draw:layer="layout" svg:width="24.758cm" svg:height="11.4cm" svg:x="1.642cm" svg:y="5.4cm">
          <draw:image xlink:href="Pictures/1000020100000487000001C5CAA61E3BCCE3B8BB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45" draw:id="id4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 : filters processing </text:p>
          </draw:text-box>
        </draw:frame>
        <draw:custom-shape draw:style-name="gr13" draw:text-style-name="P14" xml:id="id23" draw:id="id23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16" draw:id="id16" draw:layer="layout" svg:width="5.6cm" svg:height="1.4cm" svg:x="2.2cm" svg:y="5.5cm">
          <text:p text:style-name="P10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7" draw:id="id17" draw:layer="layout" svg:width="5.6cm" svg:height="1.4cm" svg:x="2.2cm" svg:y="7.901cm">
          <text:p text:style-name="P10"><text:span text:style-name="T5">Image split x(4,4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8" draw:id="id18" draw:layer="layout" svg:width="5.6cm" svg:height="1.4cm" svg:x="2.2cm" svg:y="10.302cm">
          <text:p text:style-name="P19"><text:span text:style-name="T5">Image resized</text:span></text:p>
          <text:p text:style-name="P10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9" draw:id="id19" draw:layer="layout" svg:width="5.6cm" svg:height="1.4cm" svg:x="2.2cm" svg:y="12.603cm">
          <text:p text:style-name="P10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20" draw:id="id20" draw:layer="layout" svg:width="5.6cm" svg:height="1.4cm" svg:x="2.2cm" svg:y="14.904cm">
          <text:p text:style-name="P10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21" draw:id="id21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5cm" svg:y1="6.9cm" svg:x2="5cm" svg:y2="7.901cm" draw:start-shape="id16" draw:start-glue-point="8" draw:end-shape="id17" draw:end-glue-point="4" svg:d="M5000 6900v1001" svg:viewBox="0 0 1 1002">
          <text:p/>
        </draw:connector>
        <draw:connector draw:style-name="gr11" draw:text-style-name="P8" draw:layer="layout" draw:type="line" svg:x1="5cm" svg:y1="9.301cm" svg:x2="5cm" svg:y2="10.302cm" draw:start-shape="id17" draw:start-glue-point="8" draw:end-shape="id18" draw:end-glue-point="4" svg:d="M5000 9301v1001" svg:viewBox="0 0 1 1002">
          <text:p/>
        </draw:connector>
        <draw:connector draw:style-name="gr11" draw:text-style-name="P8" draw:layer="layout" draw:type="line" svg:x1="5cm" svg:y1="11.702cm" svg:x2="5cm" svg:y2="12.603cm" draw:start-shape="id18" draw:start-glue-point="8" draw:end-shape="id19" draw:end-glue-point="4" svg:d="M5000 11702v901" svg:viewBox="0 0 1 902">
          <text:p/>
        </draw:connector>
        <draw:connector draw:style-name="gr11" draw:text-style-name="P8" draw:layer="layout" draw:type="line" svg:x1="5cm" svg:y1="14.003cm" svg:x2="5cm" svg:y2="14.904cm" draw:start-shape="id19" draw:start-glue-point="8" draw:end-shape="id20" draw:end-glue-point="4" svg:d="M5000 14003v901" svg:viewBox="0 0 1 902">
          <text:p/>
        </draw:connector>
        <draw:connector draw:style-name="gr11" draw:text-style-name="P8" draw:layer="layout" draw:type="line" svg:x1="5cm" svg:y1="16.304cm" svg:x2="5cm" svg:y2="17.405cm" draw:start-shape="id20" draw:start-glue-point="8" draw:end-shape="id21" draw:end-glue-point="4" svg:d="M5000 16304v1101" svg:viewBox="0 0 1 1102">
          <text:p/>
        </draw:connector>
        <draw:frame draw:style-name="gr6" draw:text-style-name="P8" xml:id="id22" draw:id="id22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6" draw:text-style-name="P8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6" draw:text-style-name="P8" xml:id="id24" draw:id="id24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11" draw:text-style-name="P8" draw:layer="layout" draw:line-skew="-0.199cm" svg:x1="14.1cm" svg:y1="4.73cm" svg:x2="5cm" svg:y2="4.7cm" draw:start-shape="id22" draw:start-glue-point="0" draw:end-shape="id23" svg:d="M14100 4730v-730h-9100v700" svg:viewBox="0 0 9101 731">
          <text:p/>
        </draw:connector>
        <draw:connector draw:style-name="gr11" draw:text-style-name="P8" draw:layer="layout" svg:x1="5cm" svg:y1="19.2cm" svg:x2="14.15cm" svg:y2="18cm" draw:start-shape="id23" draw:start-glue-point="2" draw:end-shape="id24" svg:d="M5000 19200v501h9150v-1701" svg:viewBox="0 0 9151 1702">
          <text:p/>
        </draw:connector>
        <draw:frame draw:style-name="gr16" draw:text-style-name="P20" draw:layer="layout" svg:width="8.6cm" svg:height="1cm" svg:x="17.2cm" svg:y="6cm">
          <draw:text-box>
            <text:p><text:span text:style-name="T6">Breed : Yorkshire terrier</text:span></text:p>
          </draw:text-box>
        </draw:frame>
        <draw:frame draw:style-name="gr6" draw:text-style-name="P8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46" draw:id="id4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FT Features with image splitting</text:p>
          </draw:text-box>
        </draw:frame>
        <draw:g>
          <draw:frame draw:style-name="gr6" draw:text-style-name="P8" draw:layer="layout" svg:width="15.821cm" svg:height="3.65cm" svg:x="4.179cm" svg:y="11.75cm">
            <draw:image xlink:href="Pictures/10000201000002560000008AAEA2A9F2F628925F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9.3cm">
            <draw:image xlink:href="Pictures/10000201000002560000008AC39749883C7394EC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6.8cm">
            <draw:image xlink:href="Pictures/10000201000002560000008A192614C51AA2136C.png" xlink:type="simple" xlink:show="embed" xlink:actuate="onLoad">
              <text:p/>
            </draw:image>
          </draw:frame>
          <draw:frame draw:style-name="gr6" draw:text-style-name="P8" draw:layer="layout" svg:width="15.821cm" svg:height="3.65cm" svg:x="4.179cm" svg:y="4.3cm">
            <draw:image xlink:href="Pictures/10000201000002560000008AD9AB9EA64E33BCED.png" xlink:type="simple" xlink:show="embed" xlink:actuate="onLoad">
              <text:p/>
            </draw:image>
          </draw:frame>
        </draw:g>
        <draw:custom-shape draw:style-name="gr19" draw:text-style-name="P21" draw:layer="layout" svg:width="11.8cm" svg:height="1cm" svg:x="6.3cm" svg:y="15.5cm">
          <text:p text:style-name="P10"><text:span text:style-name="T6">D60 Images → 910 image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47" draw:id="id47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PCA analysis for images descriptors</text:p>
          </draw:text-box>
        </draw:frame>
        <draw:frame draw:style-name="gr6" draw:text-style-name="P8" draw:layer="layout" svg:width="17.082cm" svg:height="13.263cm" svg:x="5.318cm" svg:y="5.937cm">
          <draw:image xlink:href="Pictures/100002010000025600000242A8CEE7582ED214F2.png" xlink:type="simple" xlink:show="embed" xlink:actuate="onLoad">
            <text:p/>
          </draw:image>
        </draw:frame>
        <draw:custom-shape draw:style-name="gr20" draw:text-style-name="P22" draw:layer="layout" svg:width="11.4cm" svg:height="1.2cm" svg:x="10.4cm" svg:y="11.6cm">
          <text:p text:style-name="P10"><text:span text:style-name="T7">Descriptors : 111260 x 128</text:span></text:p>
          <text:p text:style-name="P10"><text:span text:style-name="T7">90 % variance expressed on 100 component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48" draw:id="id4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descriptors on splitted images</text:p>
          </draw:text-box>
        </draw:frame>
        <draw:frame draw:style-name="gr21" draw:text-style-name="P10" draw:layer="layout" svg:width="15.662cm" svg:height="4.1cm" svg:x="2.738cm" svg:y="10.4cm">
          <draw:image xlink:href="Pictures/10000201000002500000009B6C56BDC4165B9FD4.png" xlink:type="simple" xlink:show="embed" xlink:actuate="onLoad">
            <text:p/>
          </draw:image>
        </draw:frame>
        <draw:frame draw:style-name="gr21" draw:text-style-name="P10" draw:layer="layout" svg:width="15.662cm" svg:height="4.1cm" svg:x="2.738cm" svg:y="3.8cm">
          <draw:image xlink:href="Pictures/10000201000002500000009BB215D2A56EBC1F3E.png" xlink:type="simple" xlink:show="embed" xlink:actuate="onLoad">
            <text:p/>
          </draw:image>
        </draw:frame>
        <draw:frame draw:style-name="gr21" draw:text-style-name="P10" draw:layer="layout" svg:width="15.662cm" svg:height="4.1cm" svg:x="2.738cm" svg:y="7.1cm">
          <draw:image xlink:href="Pictures/10000201000002500000009B471A4634EE9FD075.png" xlink:type="simple" xlink:show="embed" xlink:actuate="onLoad">
            <text:p/>
          </draw:image>
        </draw:frame>
        <draw:frame draw:style-name="gr21" draw:text-style-name="P10" draw:layer="layout" svg:width="15.662cm" svg:height="4.1cm" svg:x="2.738cm" svg:y="13.7cm">
          <draw:image xlink:href="Pictures/10000201000002500000009B5D1C6F82709D77CA.png" xlink:type="simple" xlink:show="embed" xlink:actuate="onLoad">
            <text:p/>
          </draw:image>
        </draw:frame>
        <draw:custom-shape draw:style-name="gr20" draw:text-style-name="P22" draw:layer="layout" svg:width="11.4cm" svg:height="1.2cm" svg:x="5.1cm" svg:y="18cm">
          <text:p text:style-name="P10"><text:span text:style-name="T7">Noise raises from SIFT Key Point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49" draw:id="id49">
        <office:forms form:automatic-focus="false" form:apply-design-mode="false"/>
        <draw:frame presentation:style-name="pr3" draw:text-style-name="P1" draw:layer="layout" svg:width="25.4cm" svg:height="2.845cm" svg:x="0.9cm" svg:y="1.178cm" presentation:class="title" presentation:user-transformed="true">
          <draw:text-box>
            <text:p>GMM clustering : 2 classes</text:p>
          </draw:text-box>
        </draw:frame>
        <draw:frame draw:style-name="gr6" draw:text-style-name="P8" draw:layer="layout" svg:width="21.907cm" svg:height="11.826cm" svg:x="2.093cm" svg:y="4.8cm">
          <draw:image xlink:href="Pictures/100000000000033C000001BF19D6AEE9009AC526.png" xlink:type="simple" xlink:show="embed" xlink:actuate="onLoad">
            <text:p/>
          </draw:image>
        </draw:frame>
        <draw:frame draw:style-name="gr22" draw:text-style-name="P24" draw:layer="layout" svg:width="9.414cm" svg:height="2.259cm" svg:x="2.086cm" svg:y="16.798cm">
          <draw:text-box>
            <text:p text:style-name="P23"><text:span text:style-name="T8">Breeds : </text:span></text:p>
            <text:list text:style-name="L2">
              <text:list-item>
                <text:p text:style-name="P23"><text:span text:style-name="T8">n02092002-Scottish_deerhound</text:span></text:p>
              </text:list-item>
              <text:list-item>
                <text:p text:style-name="P23"><text:span text:style-name="T8">n02093859-Kerry_blue_terrier</text:span></text:p>
              </text:list-item>
              <text:list-item>
                <text:p text:style-name="P23"><text:span text:style-name="T8">Images samples : 100</text:span></text:p>
              </text:list-item>
              <text:list-item>
                <text:p text:style-name="P23"><text:span text:style-name="T8">Sampling type : random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50" draw:id="id5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MM clusters silhouettes</text:p>
          </draw:text-box>
        </draw:frame>
        <draw:frame draw:style-name="gr6" draw:text-style-name="P8" draw:layer="layout" svg:width="23.053cm" svg:height="13.901cm" svg:x="1.547cm" svg:y="5.099cm">
          <draw:image xlink:href="Pictures/10000000000004CA0000033B93345C311B92F233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51" draw:id="id51">
        <office:forms form:automatic-focus="false" form:apply-design-mode="false"/>
        <draw:frame presentation:style-name="pr3" draw:text-style-name="P25" draw:layer="layout" svg:width="25.2cm" svg:height="2.845cm" svg:x="1.4cm" svg:y="1.178cm" presentation:class="title" presentation:user-transformed="true">
          <draw:text-box>
            <text:p><text:span text:style-name="T9">GMM clustering </text:span></text:p>
          </draw:text-box>
        </draw:frame>
        <draw:frame draw:style-name="gr6" draw:text-style-name="P8" draw:layer="layout" svg:width="13.962cm" svg:height="9.4cm" svg:x="0.9cm" svg:y="4.1cm">
          <draw:image xlink:href="Pictures/10000201000004CA0000033BD1FF35BCE6B602A4.png" xlink:type="simple" xlink:show="embed" xlink:actuate="onLoad">
            <text:p/>
          </draw:image>
        </draw:frame>
        <draw:frame draw:style-name="gr6" draw:text-style-name="P8" draw:layer="layout" svg:width="12.072cm" svg:height="11.838cm" svg:x="15.028cm" svg:y="5cm">
          <draw:image xlink:href="Pictures/10000201000001D0000001C7E965F5AAFDD127B2.png" xlink:type="simple" xlink:show="embed" xlink:actuate="onLoad">
            <text:p/>
          </draw:image>
        </draw:frame>
        <draw:frame draw:style-name="gr23" draw:text-style-name="P26" draw:layer="layout" svg:width="3.465cm" svg:height="6.026cm" svg:x="11.335cm" svg:y="13.574cm">
          <draw:text-box>
            <text:p text:style-name="P23"><text:span text:style-name="T10"><text:s text:c="9"/></text:span><text:span text:style-name="T11">Count</text:span></text:p>
            <text:p text:style-name="P23"><text:span text:style-name="T11">cluster</text:span><text:span text:style-name="T10"> <text:s text:c="6"/></text:span></text:p>
            <text:p text:style-name="P23"><text:span text:style-name="T11">6 <text:s text:c="7"/>17835</text:span></text:p>
            <text:p text:style-name="P23"><text:span text:style-name="T11">5 <text:s text:c="7"/>14722</text:span></text:p>
            <text:p text:style-name="P23"><text:span text:style-name="T11">12 <text:s text:c="7"/>9090</text:span></text:p>
            <text:p text:style-name="P23"><text:span text:style-name="T11">0 <text:s text:c="8"/>7548</text:span></text:p>
            <text:p text:style-name="P23"><text:span text:style-name="T11">8 <text:s text:c="8"/>7379</text:span></text:p>
            <text:p text:style-name="P23"><text:span text:style-name="T10">10 <text:s text:c="7"/>7196</text:span></text:p>
            <text:p text:style-name="P23"><text:span text:style-name="T10">11 <text:s text:c="7"/>6613</text:span></text:p>
            <text:p text:style-name="P23"><text:span text:style-name="T10">2 <text:s text:c="8"/>6478</text:span></text:p>
            <text:p text:style-name="P23"><text:span text:style-name="T10">17 <text:s text:c="7"/>6029</text:span></text:p>
            <text:p text:style-name="P23"><text:span text:style-name="T10">16 <text:s text:c="7"/>5760</text:span></text:p>
            <text:p text:style-name="P23"><text:span text:style-name="T10">1 <text:s text:c="8"/>5448</text:span></text:p>
            <text:p text:style-name="P23"><text:span text:style-name="T10">3 <text:s text:c="8"/>5060</text:span></text:p>
            <text:p text:style-name="P23"><text:span text:style-name="T10">7 <text:s text:c="8"/>4821</text:span></text:p>
            <text:p text:style-name="P23"><text:span text:style-name="T10">15 <text:s text:c="7"/>4455</text:span></text:p>
            <text:p text:style-name="P23"><text:span text:style-name="T10">9 <text:s text:c="8"/>4037</text:span></text:p>
            <text:p text:style-name="P23"><text:span text:style-name="T10">18 <text:s text:c="7"/>4013</text:span></text:p>
            <text:p text:style-name="P23"><text:span text:style-name="T10">13 <text:s text:c="7"/>3751</text:span></text:p>
            <text:p text:style-name="P23"><text:span text:style-name="T10">14 <text:s text:c="7"/>3077</text:span></text:p>
            <text:p text:style-name="P23"><text:span text:style-name="T10">4 <text:s text:c="8"/>2804</text:span></text:p>
          </draw:text-box>
        </draw:frame>
        <anim:par presentation:node-type="timing-root">
          <anim:par smil:begin="id5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52" draw:id="id5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ata-model building</text:p>
          </draw:text-box>
        </draw:frame>
        <draw:custom-shape draw:style-name="gr24" draw:text-style-name="P22" xml:id="id26" draw:id="id26" draw:layer="layout" svg:width="3.8cm" svg:height="1cm" svg:x="6.2cm" svg:y="4.6cm">
          <text:p text:style-name="P10"><text:span text:style-name="T7">SI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2" xml:id="id25" draw:id="id25" draw:layer="layout" svg:width="3.9cm" svg:height="1cm" svg:x="1cm" svg:y="4.6cm">
          <text:p text:style-name="P10"><text:span text:style-name="T7"><text:s/></text:span><text:span text:style-name="T7">910 images</text:span></text:p>
          <text:p text:style-name="P10"><text:span text:style-name="T7">200x200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xml:id="id27" draw:id="id27" draw:layer="layout" svg:width="4.4cm" svg:height="1cm" svg:x="10.937cm" svg:y="4.6cm">
          <text:p text:style-name="P10"><text:span text:style-name="T7">111 260 x 128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xml:id="id28" draw:id="id28" draw:layer="layout" svg:width="4.4cm" svg:height="1.4cm" svg:x="10.937cm" svg:y="6.6cm">
          <text:p text:style-name="P10"><text:span text:style-name="T7">Bag Of Fea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xml:id="id29" draw:id="id29" draw:layer="layout" svg:width="4.4cm" svg:height="1cm" svg:x="10.937cm" svg:y="9cm">
          <text:p text:style-name="P10">3543 x 19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4.9cm" svg:y1="5.1cm" svg:x2="6.2cm" svg:y2="5.1cm" draw:start-shape="id25" draw:start-glue-point="1" draw:end-shape="id26" draw:end-glue-point="6" svg:d="M4900 5100h1300" svg:viewBox="0 0 1301 1">
          <text:p/>
        </draw:connector>
        <draw:connector draw:style-name="gr11" draw:text-style-name="P8" draw:layer="layout" draw:type="line" svg:x1="10cm" svg:y1="5.1cm" svg:x2="10.937cm" svg:y2="5.1cm" draw:start-shape="id26" draw:start-glue-point="10" draw:end-shape="id27" draw:end-glue-point="3" svg:d="M10000 5100h937" svg:viewBox="0 0 938 1">
          <text:p/>
        </draw:connector>
        <draw:connector draw:style-name="gr11" draw:text-style-name="P8" draw:layer="layout" draw:type="line" svg:x1="13.137cm" svg:y1="5.6cm" svg:x2="13.137cm" svg:y2="6.6cm" draw:start-shape="id27" draw:start-glue-point="2" draw:end-shape="id28" svg:d="M13137 5600v1000" svg:viewBox="0 0 1 1001">
          <text:p/>
        </draw:connector>
        <draw:connector draw:style-name="gr11" draw:text-style-name="P8" draw:layer="layout" draw:type="line" svg:x1="13.137cm" svg:y1="8cm" svg:x2="13.137cm" svg:y2="9cm" draw:start-shape="id28" draw:start-glue-point="8" draw:end-shape="id29" draw:end-glue-point="0" svg:d="M13137 8000v1000" svg:viewBox="0 0 1 1001">
          <text:p/>
        </draw:connector>
        <draw:custom-shape draw:style-name="gr27" draw:text-style-name="P14" xml:id="id30" draw:id="id30" draw:layer="layout" svg:width="4.4cm" svg:height="1.4cm" svg:x="10.937cm" svg:y="10.9cm">
          <text:p text:style-name="P10">Train - 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3.137cm" svg:y1="10cm" svg:x2="13.137cm" svg:y2="10.9cm" draw:start-shape="id29" draw:end-shape="id30" draw:end-glue-point="4" svg:d="M13137 10000v900" svg:viewBox="0 0 1 901">
          <text:p/>
        </draw:connector>
        <draw:custom-shape draw:style-name="gr28" draw:text-style-name="P14" xml:id="id36" draw:id="id36" draw:layer="layout" svg:width="4.4cm" svg:height="1cm" svg:x="10.937cm" svg:y="18.9cm">
          <text:p text:style-name="P10">Results</text:p>
          <draw:enhanced-geometry svg:viewBox="0 0 21600 21600" draw:type="rectangle" draw:enhanced-path="M 0 0 L 21600 0 21600 21600 0 21600 0 0 Z N"/>
        </draw:custom-shape>
        <draw:g xml:id="id31" draw:id="id31">
          <draw:custom-shape draw:style-name="gr29" draw:text-style-name="P22" draw:layer="layout" svg:width="3.065cm" svg:height="1cm" svg:x="19cm" svg:y="14.2cm">
            <text:p text:style-name="P10"><text:span text:style-name="T7">3188 x 19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3.065cm" svg:height="1cm" svg:x="22.135cm" svg:y="14.2cm">
            <text:p text:style-name="P10"><text:span text:style-name="T7">7 x 19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3.065cm" svg:height="0.6cm" svg:x="19cm" svg:y="13.6cm">
            <text:p text:style-name="P10"><text:span text:style-name="T7">X Train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3.065cm" svg:height="0.6cm" svg:x="22.135cm" svg:y="13.6cm">
            <text:p text:style-name="P10"><text:span text:style-name="T7">y Train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5.337cm" svg:y1="11.6cm" svg:x2="22.1cm" svg:y2="13.6cm" draw:start-shape="id30" draw:start-glue-point="10" draw:end-shape="id31" draw:end-glue-point="0" svg:d="M15337 11600h6763v2000" svg:viewBox="0 0 6764 2001">
          <text:p/>
        </draw:connector>
        <draw:custom-shape draw:style-name="gr31" draw:text-style-name="P22" xml:id="id33" draw:id="id33" draw:layer="layout" svg:width="4.4cm" svg:height="1.5cm" svg:x="10.937cm" svg:y="16.6cm">
          <text:p text:style-name="P10"><text:span text:style-name="T7">Trained </text:span></text:p>
          <text:p text:style-name="P10"><text:span text:style-name="T7">M.L. Algo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xml:id="id32" draw:id="id32" draw:layer="layout" svg:width="4.4cm" svg:height="1.4cm" svg:x="19.9cm" svg:y="16.65cm">
          <text:p text:style-name="P10"><text:span text:style-name="T7">Trai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22.1cm" svg:y1="15.2cm" svg:x2="22.1cm" svg:y2="16.65cm" draw:start-shape="id31" draw:start-glue-point="2" draw:end-shape="id32" draw:end-glue-point="4" svg:d="M22100 15200v1450" svg:viewBox="0 0 1 1451">
          <text:p/>
        </draw:connector>
        <draw:connector draw:style-name="gr11" draw:text-style-name="P8" draw:layer="layout" draw:type="line" svg:x1="19.9cm" svg:y1="17.35cm" svg:x2="15.337cm" svg:y2="17.35cm" draw:start-shape="id32" draw:start-glue-point="6" draw:end-shape="id33" svg:d="M19900 17350h-4563" svg:viewBox="0 0 4564 1">
          <text:p/>
        </draw:connector>
        <draw:g xml:id="id34" draw:id="id34">
          <draw:custom-shape draw:style-name="gr32" draw:text-style-name="P22" draw:layer="layout" svg:width="3.263cm" svg:height="1cm" svg:x="1.6cm" svg:y="14.2cm">
            <text:p text:style-name="P10"><text:span text:style-name="T7">3188 x 19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2" draw:layer="layout" svg:width="3.263cm" svg:height="1cm" svg:x="4.937cm" svg:y="14.2cm">
            <text:p text:style-name="P10"><text:span text:style-name="T7">7 x 19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2" draw:layer="layout" svg:width="3.263cm" svg:height="0.6cm" svg:x="1.6cm" svg:y="13.6cm">
            <text:p text:style-name="P10"><text:span text:style-name="T7">X Test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2" draw:layer="layout" svg:width="3.263cm" svg:height="0.6cm" svg:x="4.937cm" svg:y="13.6cm">
            <text:p text:style-name="P10"><text:span text:style-name="T7">y Test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0.937cm" svg:y1="11.6cm" svg:x2="4.9cm" svg:y2="13.6cm" draw:start-shape="id30" draw:start-glue-point="6" draw:end-shape="id34" draw:end-glue-point="0" svg:d="M10937 11600h-6037v2000" svg:viewBox="0 0 6038 2001">
          <text:p/>
        </draw:connector>
        <draw:custom-shape draw:style-name="gr27" draw:text-style-name="P22" xml:id="id35" draw:id="id35" draw:layer="layout" svg:width="4.4cm" svg:height="1.4cm" svg:x="2.7cm" svg:y="16.65cm">
          <text:p text:style-name="P10"><text:span text:style-name="T7">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8" draw:layer="layout" draw:type="line" svg:x1="10.937cm" svg:y1="17.35cm" svg:x2="7.1cm" svg:y2="17.35cm" draw:start-shape="id33" draw:start-glue-point="3" draw:end-shape="id35" draw:end-glue-point="10" svg:d="M10937 17350h-3837" svg:viewBox="0 0 3838 1">
          <text:p/>
        </draw:connector>
        <draw:connector draw:style-name="gr11" draw:text-style-name="P8" draw:layer="layout" draw:type="line" svg:x1="4.9cm" svg:y1="15.2cm" svg:x2="4.9cm" svg:y2="16.65cm" draw:start-shape="id34" draw:start-glue-point="2" draw:end-shape="id35" draw:end-glue-point="4" svg:d="M4900 15200v1450" svg:viewBox="0 0 1 1451">
          <text:p/>
        </draw:connector>
        <draw:connector draw:style-name="gr11" draw:text-style-name="P8" draw:layer="layout" svg:x1="4.9cm" svg:y1="18.05cm" svg:x2="10.937cm" svg:y2="19.4cm" draw:start-shape="id35" draw:start-glue-point="8" draw:end-shape="id36" svg:d="M4900 18050v1350h6037" svg:viewBox="0 0 6038 1351">
          <text:p/>
        </draw:connector>
        <draw:custom-shape draw:style-name="gr34" draw:text-style-name="P22" xml:id="id37" draw:id="id37" draw:layer="layout" svg:width="2.4cm" svg:height="1.5cm" svg:x="9.4cm" svg:y="13.3cm">
          <text:p text:style-name="P10"><text:span text:style-name="T7">Random</text:span></text:p>
          <text:p text:style-name="P10"><text:span text:style-name="T7">Forest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xml:id="id38" draw:id="id38" draw:layer="layout" svg:width="2.4cm" svg:height="1.5cm" svg:x="11.937cm" svg:y="13.3cm">
          <text:p text:style-name="P10"><text:span text:style-name="T7">SVM</text:span></text:p>
          <draw:enhanced-geometry svg:viewBox="0 0 21600 21600" draw:type="rectangle" draw:enhanced-path="M 0 0 L 21600 0 21600 21600 0 21600 0 0 Z N"/>
        </draw:custom-shape>
        <draw:custom-shape draw:style-name="gr35" draw:text-style-name="P22" xml:id="id39" draw:id="id39" draw:layer="layout" svg:width="2.6cm" svg:height="1.5cm" svg:x="14.4cm" svg:y="13.3cm">
          <text:p text:style-name="P10"><text:span text:style-name="T7">Logistic</text:span></text:p>
          <text:p text:style-name="P10"><text:span text:style-name="T7">Regression</text:span></text:p>
          <draw:enhanced-geometry svg:viewBox="0 0 21600 21600" draw:type="rectangle" draw:enhanced-path="M 0 0 L 21600 0 21600 21600 0 21600 0 0 Z N"/>
        </draw:custom-shape>
        <draw:connector draw:style-name="gr36" draw:text-style-name="P8" draw:layer="layout" svg:x1="13.137cm" svg:y1="16.6cm" svg:x2="10.6cm" svg:y2="14.8cm" draw:start-shape="id33" draw:start-glue-point="0" draw:end-shape="id37" draw:end-glue-point="2" svg:d="M13137 16600v-900h-2537v-900" svg:viewBox="0 0 2538 1801">
          <text:p/>
        </draw:connector>
        <draw:connector draw:style-name="gr36" draw:text-style-name="P8" draw:layer="layout" svg:x1="13.137cm" svg:y1="16.6cm" svg:x2="13.137cm" svg:y2="14.8cm" draw:start-shape="id33" draw:start-glue-point="0" draw:end-shape="id38" draw:end-glue-point="2" svg:d="M13137 16600v-1800" svg:viewBox="0 0 1 1801">
          <text:p/>
        </draw:connector>
        <draw:connector draw:style-name="gr36" draw:text-style-name="P8" draw:layer="layout" svg:x1="13.137cm" svg:y1="16.6cm" svg:x2="15.7cm" svg:y2="14.8cm" draw:start-shape="id33" draw:start-glue-point="0" draw:end-shape="id39" draw:end-glue-point="2" svg:d="M13137 16600v-900h2563v-900" svg:viewBox="0 0 2564 1801">
          <text:p/>
        </draw:connector>
        <anim:par presentation:node-type="timing-root">
          <anim:par smil:begin="id5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53" draw:id="id5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lassifiers benchmark : no split</text:p>
          </draw:text-box>
        </draw:frame>
        <draw:frame draw:style-name="gr37" draw:text-style-name="P8" draw:layer="layout" svg:width="23.89cm" svg:height="14.8cm" svg:x="1.5cm" svg:y="5cm">
          <draw:image xlink:href="Pictures/1000020100000498000002BE8F0D87A0BE21A68D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54" draw:id="id54">
        <office:forms form:automatic-focus="false" form:apply-design-mode="false"/>
        <draw:frame presentation:style-name="pr3" draw:text-style-name="P25" draw:layer="layout" svg:width="23.8cm" svg:height="2.845cm" svg:x="1.4cm" svg:y="1.178cm" presentation:class="title" presentation:user-transformed="true">
          <draw:text-box>
            <text:p><text:span text:style-name="T9">Classifiers benchmark : splitted images 4x4</text:span></text:p>
          </draw:text-box>
        </draw:frame>
        <draw:frame draw:style-name="gr37" draw:text-style-name="P8" draw:layer="layout" svg:width="24.219cm" svg:height="14.857cm" svg:x="1.581cm" svg:y="5cm">
          <draw:image xlink:href="Pictures/1000020100000498000002BE9EFCADD5E2FEA3F4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55" draw:id="id55">
        <office:forms form:automatic-focus="false" form:apply-design-mode="false"/>
        <draw:frame presentation:style-name="pr4" draw:text-style-name="P27" draw:layer="layout" svg:width="24.4cm" svg:height="2.533cm" svg:x="0.6cm" svg:y="1.334cm" presentation:class="title" presentation:user-transformed="true">
          <draw:text-box>
            <text:p><text:span text:style-name="T12">Classifiers benchmark : splitted filtered images 4x4</text:span></text:p>
          </draw:text-box>
        </draw:frame>
        <draw:frame draw:style-name="gr6" draw:text-style-name="P8" draw:layer="layout" svg:width="23.648cm" svg:height="14.2cm" svg:x="1.952cm" svg:y="5cm">
          <draw:image xlink:href="Pictures/1000020100000491000002BE4680305851926DCE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56" draw:id="id56">
        <office:forms form:automatic-focus="false" form:apply-design-mode="false"/>
        <draw:frame presentation:style-name="pr3" draw:layer="layout" svg:width="22.2cm" svg:height="2.845cm" svg:x="0.4cm" svg:y="1.178cm" presentation:class="title" presentation:user-transformed="true">
          <draw:text-box>
            <text:p>Images classification benchmark (1)</text:p>
          </draw:text-box>
        </draw:frame>
        <draw:frame draw:style-name="gr37" draw:text-style-name="P8" draw:layer="layout" svg:width="23.8cm" svg:height="14.2cm" svg:x="1.6cm" svg:y="5cm">
          <draw:image xlink:href="Pictures/1000020100000491000002BE7DDF1E7F37D9F69E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 xml:id="id57" draw:id="id57">
        <office:forms form:automatic-focus="false" form:apply-design-mode="false"/>
        <draw:frame presentation:style-name="pr3" draw:layer="layout" svg:width="22.2cm" svg:height="2.845cm" svg:x="1.4cm" svg:y="1.178cm" presentation:class="title" presentation:user-transformed="true">
          <draw:text-box>
            <text:p>Images classification benchmark (2)</text:p>
          </draw:text-box>
        </draw:frame>
        <draw:frame draw:style-name="gr21" draw:text-style-name="P10" draw:layer="layout" svg:width="23.906cm" svg:height="14.354cm" svg:x="2cm" svg:y="5.246cm">
          <draw:image xlink:href="Pictures/1000000000000491000002BE7E9CBFE231CE32AF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 xml:id="id58" draw:id="id5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 classification benchmark</text:p>
          </draw:text-box>
        </draw:frame>
        <draw:frame draw:style-name="gr21" draw:text-style-name="P10" draw:layer="layout" svg:width="24.599cm" svg:height="14.683cm" svg:x="1.201cm" svg:y="4.2cm">
          <draw:image xlink:href="Pictures/1000000000000498000002BEF289B01C41C84499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 xml:id="id59" draw:id="id5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lected pictures</text:p>
          </draw:text-box>
        </draw:frame>
        <draw:frame draw:style-name="gr21" draw:text-style-name="P10" draw:layer="layout" svg:width="24.455cm" svg:height="14.598cm" svg:x="1.6cm" svg:y="5.002cm">
          <draw:image xlink:href="Pictures/1000020100000498000002BE778B92EC6513760B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 xml:id="id60" draw:id="id6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elected pictures</text:p>
          </draw:text-box>
        </draw:frame>
        <draw:frame draw:style-name="gr21" draw:text-style-name="P10" draw:layer="layout" svg:width="23.506cm" svg:height="13.246cm" svg:x="1.8cm" svg:y="4.954cm">
          <draw:image xlink:href="Pictures/1000020100000498000002BE771CCBF459F6A47F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 xml:id="id61" draw:id="id6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elected pictures</text:p>
          </draw:text-box>
        </draw:frame>
        <draw:frame draw:style-name="gr21" draw:text-style-name="P10" draw:layer="layout" svg:width="23.506cm" svg:height="14.2cm" svg:x="2cm" svg:y="5cm">
          <draw:image xlink:href="Pictures/1000020100000498000002BEE50C98A1837F136E.png" xlink:type="simple" xlink:show="embed" xlink:actuate="onLoad">
            <text:p/>
          </draw:image>
        </draw:frame>
        <anim:par presentation:node-type="timing-root">
          <anim:par smil:begin="id6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 xml:id="id62" draw:id="id62">
        <office:forms form:automatic-focus="false" form:apply-design-mode="false"/>
        <draw:frame presentation:style-name="pr1" draw:layer="layout" svg:width="24.4cm" svg:height="2cm" svg:x="0.4cm" svg:y="1.6cm" presentation:class="title" presentation:user-transformed="true">
          <draw:text-box>
            <text:p>Selected pictures : (3x3) +edge filter </text:p>
          </draw:text-box>
        </draw:frame>
        <draw:frame draw:style-name="gr38" draw:text-style-name="P10" draw:layer="layout" svg:width="22.918cm" svg:height="13.68cm" svg:x="2.282cm" svg:y="5.12cm">
          <draw:image xlink:href="Pictures/1000020100000498000002BE7E9D82DCBB625243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xml:id="id63" draw:id="id63">
        <office:forms form:automatic-focus="false" form:apply-design-mode="false"/>
        <draw:frame presentation:style-name="pr3" draw:layer="layout" svg:width="23.4cm" svg:height="2.845cm" svg:x="1.4cm" svg:y="1.178cm" presentation:class="title" presentation:user-transformed="true">
          <draw:text-box>
            <text:p>Selected pictures : edge filter </text:p>
          </draw:text-box>
        </draw:frame>
        <draw:frame draw:style-name="gr21" draw:text-style-name="P10" draw:layer="layout" svg:width="25.718cm" svg:height="15.351cm" svg:x="1.282cm" svg:y="4.6cm">
          <draw:image xlink:href="Pictures/1000020100000498000002BEA2589F8D47017F64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2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 xml:id="id64" draw:id="id6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 &amp; perspectives</text:p>
          </draw:text-box>
        </draw:frame>
        <draw:custom-shape draw:style-name="gr39" draw:text-style-name="P28" draw:layer="layout" svg:width="25.5cm" svg:height="13.4cm" svg:x="1.1cm" svg:y="5.2cm">
          <text:list text:style-name="L2">
            <text:list-item>
              <text:p text:style-name="P23">Méthodes supervisées :</text:p>
              <text:list>
                <text:list-item>
                  <text:p text:style-name="P23">La qualité des résultats dépendent de la qualité des features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6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 xml:id="id65" draw:id="id65">
        <office:forms form:automatic-focus="false" form:apply-design-mode="false"/>
        <draw:frame presentation:style-name="pr3" draw:layer="layout" svg:width="21.8cm" svg:height="2.845cm" svg:x="1.4cm" svg:y="1.178cm" presentation:class="title" presentation:user-transformed="true">
          <draw:text-box>
            <text:p>Annexe 1 : source files organization</text:p>
          </draw:text-box>
        </draw:frame>
        <draw:frame draw:style-name="gr40" draw:text-style-name="P29" draw:layer="layout" svg:width="17.845cm" svg:height="5.228cm" svg:x="3.136cm" svg:y="3.923cm">
          <draw:text-box>
            <text:p><text:span text:style-name="T13">Notebooks </text:span>: notebook</text:p>
            <text:list text:style-name="L2">
              <text:list-item>
                <text:p>P7_DataAnalysis.ipynb : <text:s text:c="14"/>data analysis</text:p>
              </text:list-item>
              <text:list-item>
                <text:p>P7_DataBreed.ipynb : <text:s text:c="10"/></text:p>
                <text:p/>
              </text:list-item>
            </text:list>
          </draw:text-box>
        </draw:frame>
        <draw:frame draw:style-name="gr41" draw:text-style-name="P29" draw:layer="layout" svg:width="16.609cm" svg:height="5.228cm" svg:x="2.96cm" svg:y="9.323cm">
          <draw:text-box>
            <text:p><text:span text:style-name="T13">Python source files: src</text:span></text:p>
            <text:list text:style-name="L2">
              <text:list-item>
                <text:p><text:span text:style-name="T14">P7_</text:span>DataBreed.py : classifier implementation</text:p>
              </text:list-item>
              <text:list-item>
                <text:p>p7_util.py : functions for P6 project</text:p>
              </text:list-item>
              <text:list-item>
                <text:p>p6_util.py : functions for P6 project</text:p>
              </text:list-item>
              <text:list-item>
                <text:p>p6_util_plot.py : functions for plot</text:p>
              </text:list-item>
              <text:list-item>
                <text:p>p5_util.py : functions from P5 project used in P6 project</text:p>
              </text:list-item>
              <text:list-item>
                <text:p>p3_util.py : functions from P3 project used in P6 project</text:p>
              </text:list-item>
            </text:list>
          </draw:text-box>
        </draw:frame>
        <draw:frame draw:style-name="gr42" draw:text-style-name="P29" draw:layer="layout" svg:width="19.559cm" svg:height="3.095cm" svg:x="3.136cm" svg:y="15.567cm">
          <draw:text-box>
            <text:p><text:span text:style-name="T13">Report: report</text:span></text:p>
            <text:list text:style-name="L2">
              <text:list-item>
                <text:p>Openclassrooms_ParcoursDatascientist_P7-V1.pdf : presentation</text:p>
              </text:list-item>
            </text:list>
            <text:p/>
          </draw:text-box>
        </draw:frame>
        <anim:par presentation:node-type="timing-root">
          <anim:par smil:begin="id6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 xml:id="id66" draw:id="id66">
        <office:forms form:automatic-focus="false" form:apply-design-mode="false"/>
        <draw:frame presentation:style-name="pr3" draw:layer="layout" svg:width="21.8cm" svg:height="2.845cm" svg:x="1.4cm" svg:y="1.179cm" presentation:class="title" presentation:user-transformed="true">
          <draw:text-box>
            <text:p>Annexe 2 : deployment</text:p>
          </draw:text-box>
        </draw:frame>
        <draw:frame draw:style-name="gr43" draw:text-style-name="P29" draw:layer="layout" svg:width="18.277cm" svg:height="3.806cm" svg:x="2.6cm" svg:y="4.462cm">
          <draw:text-box>
            <text:p><text:span text:style-name="T13">Classifier object </text:span>:</text:p>
            <text:list text:style-name="L2">
              <text:list-item>
                <text:p>oP6_PostClassifier.dump : <text:s text:c="11"/>dumped formated classifier</text:p>
              </text:list-item>
            </text:list>
            <text:p><text:span text:style-name="T13"/></text:p>
            <text:p><text:span text:style-name="T13">Application directory</text:span></text:p>
            <text:list text:continue-numbering="true" text:style-name="L2">
              <text:list-item>
                <text:p>tag_suggested</text:p>
              </text:list-item>
            </text:list>
          </draw:text-box>
        </draw:frame>
        <draw:frame draw:style-name="gr44" draw:text-style-name="P29" draw:layer="layout" svg:width="10.911cm" svg:height="1.673cm" svg:x="2.584cm" svg:y="9.028cm">
          <draw:text-box>
            <text:p><text:span text:style-name="T13">Launching Flask server </text:span>:</text:p>
            <text:list text:style-name="L2">
              <text:list-item>
                <text:p><text:span text:style-name="T15">cd .../&lt;projet&gt;; python3.6 views.py;</text:span></text:p>
              </text:list-item>
            </text:list>
          </draw:text-box>
        </draw:frame>
        <draw:frame draw:style-name="gr45" draw:text-style-name="P29" draw:layer="layout" svg:width="15.406cm" svg:height="3.095cm" svg:x="1.694cm" svg:y="11.218cm">
          <draw:text-box>
            <text:p><text:span text:style-name="T13">API </text:span>:</text:p>
            <text:list text:style-name="L2">
              <text:list-item>
                <text:p><text:span text:style-name="T15">http://127.0.0.1:5000?post_id=&lt;number&gt;</text:span></text:p>
              </text:list-item>
              <text:list-item>
                <text:p><text:span text:style-name="T15"><text:a xlink:href="http://127.0.0.1:5000/" xlink:type="simple">http://127.0.0.1:5000</text:a></text:span><text:span text:style-name="T15">?*</text:span> : random ID for POST</text:p>
              </text:list-item>
            </text:list>
          </draw:text-box>
        </draw:frame>
        <anim:par presentation:node-type="timing-root">
          <anim:par smil:begin="id6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1-28T15:32:42.959616319</dc:date>
    <meta:editing-duration>P85DT14H50M4S</meta:editing-duration>
    <meta:editing-cycles>3209</meta:editing-cycles>
    <meta:generator>LibreOffice/6.0.7.3$Linux_X86_64 LibreOffice_project/00m0$Build-3</meta:generator>
    <meta:document-statistic meta:object-count="252"/>
  </office:meta>
</office:document-meta>
</file>